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8.44cm"/>
    </style:style>
    <style:style style:name="Table1.B" style:family="table-column">
      <style:table-column-properties style:column-width="8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17cm" fo:margin-left="-0.208cm" table:align="left" style:writing-mode="lr-tb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.852cm"/>
    </style:style>
    <style:style style:name="Table2.C" style:family="table-column">
      <style:table-column-properties style:column-width="6.668cm"/>
    </style:style>
    <style:style style:name="Table2.D" style:family="table-column">
      <style:table-column-properties style:column-width="2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23" style:family="table-row">
      <style:table-row-properties style:min-row-height="0.923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арточка семестровой работы по дисциплине</text:p>
      <text:p text:style-name="P1">«Теория Языков Программирования»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Язык:</text:p>
          </table:table-cell>
          <table:table-cell table:style-name="Table1.B1" office:value-type="string">
            <text:p text:style-name="P14">Кумир</text:p>
          </table:table-cell>
        </table:table-row>
        <table:table-row table:style-name="Table1.1">
          <table:table-cell table:style-name="Table1.A1" office:value-type="string">
            <text:p text:style-name="P14">Участники:</text:p>
          </table:table-cell>
          <table:table-cell table:style-name="Table1.B1" office:value-type="string">
            <text:p text:style-name="P14">Рясков А.С. (1<text:span text:style-name="T1">3</text:span>) <text:span text:style-name="T1">-</text:span> Валовой М.Ю. (1<text:span text:style-name="T1">2</text:span>)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3">Возможность</text:p>
            </table:table-cell>
            <table:table-cell table:style-name="Table2.A1" office:value-type="string">
              <text:p text:style-name="P13">Вес</text:p>
            </table:table-cell>
            <table:table-cell table:style-name="Table2.A1" office:value-type="string">
              <text:p text:style-name="P13">Присутствие в языке</text:p>
            </table:table-cell>
            <table:table-cell table:style-name="Table2.D1" office:value-type="string">
              <text:p text:style-name="P13">Кто реализует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9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6">Присутствуют целые, дробные, символьные, строковые константы.</text:p>
            <text:p text:style-name="P6">Типизация статическая.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" office:value-type="string">
            <text:p text:style-name="P9">Массивы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<text:s/></text:p>
            <text:p text:style-name="P9">В качестве индексов могут выступать только целые числа. </text:p>
            <text:p text:style-name="P9">Допустимы операции с многомерными массивами.</text:p>
            <text:p text:style-name="P6"/>
          </table:table-cell>
          <table:table-cell table:style-name="Table2.D1" office:value-type="string">
            <text:p text:style-name="P10">Рясков</text:p>
          </table:table-cell>
        </table:table-row>
        <table:table-row table:style-name="Table2.1">
          <table:table-cell table:style-name="Table2.A1" office:value-type="string">
            <text:p text:style-name="P9">Числовые, символьные, строковые константы <text:s/></text:p>
            <text:p text:style-name="P8"/>
          </table:table-cell>
          <table:table-cell table:style-name="Table2.B2" office:value-type="float" office:value="2">
            <text:p text:style-name="P12">2</text:p>
          </table:table-cell>
          <table:table-cell table:style-name="Table2.A1" office:value-type="string">
            <text:p text:style-name="P9">Здесь строка из 1 символа может быть символом. 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Выражения с использованием арифметических операций, операций сравнения и присваивания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ет стандартный набор арифметических операций <text:s/>+ операция возведения в степень «**». 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развилки</text:p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6">Присутствуют. Есть аналог <text:span text:style-name="T1">“Switch-case”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циклы</text:p>
            <text:p text:style-name="P8"/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9">Есть циклы с пред- и пост-условиями. Присутствует аналог <text:span text:style-name="T1">for.</text:span>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Функции (процедуры)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Функции/процедуры могут не иметь параметров, в таком случае они вызываются и описываются без скобок. В списке параметров каждый параметр <text:s/>имеет вид «арг <text:span text:style-name="T2">&lt;тип&gt; </text:span><text:span text:style-name="T1">&lt;</text:span><text:span text:style-name="T2">имя</text:span><text:span text:style-name="T1">&gt;</text:span><text:span text:style-name="T2">».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</table:table-cell>
          <table:table-cell table:style-name="Table2.D1" office:value-type="string">
            <text:p text:style-name="P10">Рясков</text:p>
          </table:table-cell>
        </table:table-row>
        <table:table-row table:style-name="Table2.1">
          <table:table-cell table:style-name="Table2.A1" office:value-type="string">
            <text:p text:style-name="P9">Классы/функции для работы с консолью (ввод/вывод)</text:p>
            <text:p text:style-name="P8"/>
          </table:table-cell>
          <table:table-cell table:style-name="Table2.A1" office:value-type="string">
            <text:p text:style-name="P10">1 (из 2)</text:p>
          </table:table-cell>
          <table:table-cell table:style-name="Table2.A1" office:value-type="string">
            <text:p text:style-name="P9">Присутствуют. Есть возможность выводить/вводить любой атомарный тип данных.</text:p>
          </table:table-cell>
          <table:table-cell table:style-name="Table2.D1" office:value-type="string">
            <text:p text:style-name="P7">Рясков</text:p>
            <text:p text:style-name="P7">(Вывод)</text:p>
            <text:p text:style-name="P7">/</text:p>
            <text:p text:style-name="P7">Валовой</text:p>
            <text:p text:style-name="P7">(ввод)</text:p>
          </table:table-cell>
        </table:table-row>
        <table:table-row table:style-name="Table2.1">
          <table:table-cell table:style-name="Table2.A10" office:value-type="string">
            <text:p text:style-name="P9">Классы, свойства и методы, одиночное наследование с динамическим связыванием</text:p>
            <text:p text:style-name="P8"/>
          </table:table-cell>
          <table:table-cell table:style-name="Table2.A10" office:value-type="string">
            <text:p text:style-name="P10">4</text:p>
          </table:table-cell>
          <table:table-cell table:style-name="Table2.A10" office:value-type="string">
            <text:p text:style-name="P9"/>
          </table:table-cell>
          <table:table-cell table:style-name="Table2.D10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9">Присутсвуют. Набор операций аналогичен набору операций с целочисленными величинами.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Логические операции </text:p>
            <text:p text:style-name="P8">(И, ИЛИ, НЕ)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Присутствуют.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Операции над строками, их участие в выражения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Есть возможность склейки строк, реализации отсечений <text:span text:style-name="T1">(slices) </text:span><text:span text:style-name="T2">строк</text:span><text:span text:style-name="T1">, </text:span><text:span text:style-name="T2">подобно </text:span><text:span text:style-name="T1">python'</text:span><text:span text:style-name="T2">овским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Контроль доступа к свойствам и методам класса (открытые/ защищенные свойства и методы)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Конструкторы, деструкторы, операция динамического создания объекта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грузка функций по типу параметров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числимый тип данных</text:p>
            <text:p text:style-name="P8"/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Статические свойства и методы классов</text:p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Обработка исключений </text:p>
            <text:p text:style-name="P8"/>
            <text:p text:style-name="P8"><text:s/>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Перегрузка операций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Универсализация (шаблоны)</text:p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Множественное наследование</text:p>
            <text:p text:style-name="P8"/>
            <text:p text:style-name="P8"/>
            <text:p text:style-name="P8"><text:soft-page-break/>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23">
          <table:table-cell table:style-name="Table2.A1" office:value-type="string">
            <text:p text:style-name="P9">Замыкания</text:p>
            <text:p text:style-name="P8"/>
            <text:p text:style-name="P8"/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Карточка семестровой работы по </dc:title>
    <meta:initial-creator>Пользователь</meta:initial-creator>
    <meta:creation-date>2008-03-28T00:18:00</meta:creation-date>
    <dc:date>2012-02-12T20:15:04.98</dc:date>
    <meta:editing-cycles>28</meta:editing-cycles>
    <meta:editing-duration>PT5H48M56S</meta:editing-duration>
    <meta:generator>OpenOffice.org/3.3$Win32 OpenOffice.org_project/330m20$Build-9567</meta:generator>
    <meta:document-statistic meta:table-count="2" meta:image-count="0" meta:object-count="0" meta:page-count="3" meta:paragraph-count="85" meta:word-count="310" meta:character-count="2320"/>
  </office:meta>
</office:document-meta>
</file>